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1" svg:font-family="&quot;Times New Roman1&quot;"/>
    <style:font-face style:name="Times New Roman" svg:font-family="&quot;Times New Roman&quot;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Symbol" style:font-name-asian="Symbol" style:font-name-complex="Symbol" fo:font-size="9pt" style:font-size-asian="9pt" style:font-size-complex="9pt" style:font-family-generic="roman" style:font-charset="x-symbol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" style:family="table-cell" style:parent-style-name="Default" style:data-style-name="N0">
      <style:table-cell-properties style:vertical-align="automatic" fo:background-color="#FFFFC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style:vertical-align="automatic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ackground-color="#CC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fo:background-color="#FFCC99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17" style:family="table-cell" style:parent-style-name="Default" style:data-style-name="N36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" style:family="table-cell" style:parent-style-name="Default" style:data-style-name="N2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" style:family="table-cell" style:parent-style-name="Default" style:data-style-name="N37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0" style:family="table-cell" style:parent-style-name="Default" style:data-style-name="N36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" style:family="table-cell" style:parent-style-name="Default" style:data-style-name="N36">
      <style:table-cell-properties fo:background-color="#CC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2" style:family="table-cell" style:parent-style-name="Default" style:data-style-name="N36">
      <style:table-cell-properties fo:background-color="#FFCC99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4" style:family="table-cell" style:parent-style-name="Default" style:data-style-name="N37">
      <style:text-properties fo:font-size="9pt" style:font-size-asian="9pt" style:font-size-complex="9pt"/>
    </style:style>
    <style:style style:name="ce2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1" style:font-name-asian="Times New Roman1" style:font-name-complex="Times New Roman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Times New Roman1" style:font-name-asian="Times New Roman1" style:font-name-complex="Times New Roman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1.1218333333333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29116666666667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31233333333333cm"/>
    </style:style>
    <style:style style:name="co10" style:family="table-column">
      <style:table-column-properties fo:break-before="auto" style:column-width="1.43933333333333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1.4605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54516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2.26483333333333cm"/>
    </style:style>
    <style:style style:name="co19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ifertit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12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15" table:default-cell-style-name="ce12"/>
        <table:table-column table:style-name="co13" table:default-cell-style-name="ce13"/>
        <table:table-column table:style-name="co16" table:default-cell-style-name="ce5"/>
        <table:table-column table:style-name="co17" table:default-cell-style-name="ce14"/>
        <table:table-column table:style-name="co18" table:number-columns-repeated="40" table:default-cell-style-name="ce5"/>
        <table:table-column table:style-name="co18" table:number-columns-repeated="3" table:default-cell-style-name="ce1"/>
        <table:table-column table:style-name="co19" table:number-columns-repeated="1632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3">
            <text:p>l</text:p>
          </table:table-cell>
          <table:table-cell office:value-type="string" table:style-name="ce4">
            <text:p>Pbcn</text:p>
          </table:table-cell>
          <table:table-cell table:number-columns-repeated="2" table:style-name="ce5"/>
          <table:table-cell office:value-type="string" table:style-name="ce6">
            <text:p>sin(<text:span text:style-name="T2">J</text:span>)/<text:span text:style-name="T2">l</text:span></text:p>
          </table:table-cell>
          <table:table-cell office:value-type="string" table:style-name="ce7">
            <text:p>f(Si)</text:p>
          </table:table-cell>
          <table:table-cell office:value-type="string" table:style-name="ce7">
            <text:p>f(O)</text:p>
          </table:table-cell>
          <table:table-cell office:value-type="string" table:style-name="ce7">
            <text:p>&lt;<text:span text:style-name="T3">hkl</text:span>|<text:span text:style-name="T3">xyz</text:span>&gt;</text:p>
          </table:table-cell>
          <table:table-cell table:style-name="ce5"/>
          <table:table-cell office:value-type="string" table:style-name="ce8">
            <text:p>F(Si)</text:p>
          </table:table-cell>
          <table:table-cell office:value-type="string" table:style-name="ce7">
            <text:p>&lt;<text:span text:style-name="T3">hkl</text:span>|<text:span text:style-name="T3">xyz</text:span>&gt;</text:p>
          </table:table-cell>
          <table:table-cell table:number-columns-repeated="3" table:style-name="ce5"/>
          <table:table-cell office:value-type="string" table:style-name="ce8">
            <text:p>F(O)</text:p>
          </table:table-cell>
          <table:table-cell office:value-type="string" table:style-name="ce9">
            <text:p>|F|</text:p>
          </table:table-cell>
          <table:table-cell office:value-type="string" table:style-name="ce7">
            <text:p>|F|^2</text:p>
          </table:table-cell>
          <table:table-cell office:value-type="string" table:style-name="ce10">
            <text:p>Mx|F|^2</text:p>
          </table:table-cell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float" office:value="4.0970000000000004" table:style-name="ce5">
            <text:p>4,097</text:p>
          </table:table-cell>
          <table:table-cell office:value-type="float" office:value="5.0461999999999998" table:style-name="ce5">
            <text:p>5,0462</text:p>
          </table:table-cell>
          <table:table-cell office:value-type="float" office:value="4.4946000000000002" table:style-name="ce5">
            <text:p>4,4946</text:p>
          </table:table-cell>
          <table:table-cell office:value-type="float" office:value="0.71069000000000004" table:style-name="ce11">
            <text:p>0,7107</text:p>
          </table:table-cell>
          <table:table-cell table:number-columns-repeated="8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string" table:style-name="ce15">
            <text:p>h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l</text:p>
          </table:table-cell>
          <table:table-cell office:value-type="string" table:style-name="ce7">
            <text:p>mult</text:p>
          </table:table-cell>
          <table:table-cell office:value-type="string" table:style-name="ce15">
            <text:p>d</text:p>
          </table:table-cell>
          <table:table-cell office:value-type="string" table:style-name="ce7">
            <text:p>2<text:span text:style-name="T2">J</text:span></text:p>
          </table:table-cell>
          <table:table-cell office:value-type="string" table:style-name="ce7">
            <text:p>2<text:span text:style-name="T2">J</text:span>(<text:span text:style-name="T4">rad)</text:span></text:p>
          </table:table-cell>
          <table:table-cell table:number-columns-repeated="3" table:style-name="ce5"/>
          <table:table-cell office:value-type="string" table:style-name="ce7">
            <text:p>Si1</text:p>
          </table:table-cell>
          <table:table-cell office:value-type="string" table:style-name="ce7">
            <text:p>Si2</text:p>
          </table:table-cell>
          <table:table-cell table:style-name="ce8"/>
          <table:table-cell office:value-type="string" table:style-name="ce7">
            <text:p>O1</text:p>
          </table:table-cell>
          <table:table-cell office:value-type="string" table:style-name="ce7">
            <text:p>O2</text:p>
          </table:table-cell>
          <table:table-cell office:value-type="string" table:style-name="ce7">
            <text:p>O3</text:p>
          </table:table-cell>
          <table:table-cell office:value-type="string" table:style-name="ce7">
            <text:p>O4</text:p>
          </table:table-cell>
          <table:table-cell table:style-name="ce12"/>
          <table:table-cell table:style-name="ce13"/>
          <table:table-cell table:style-name="ce5"/>
          <table:table-cell table:style-name="ce14"/>
          <table:table-cell office:value-type="string" table:style-name="ce16">
            <text:p>mult</text:p>
          </table:table-cell>
          <table:table-cell table:number-columns-repeated="16362"/>
        </table:table-row>
        <table:table-row table:style-name="ro1">
          <table:table-cell office:value-type="float" office:value="-4.0970000000000004" table:formula="of:=-[.A2]" table:style-name="ce5">
            <text:p>-4,097</text:p>
          </table:table-cell>
          <table:table-cell office:value-type="float" office:value="-2.5230999999999999" table:formula="of:=0.5*-[.B2]" table:style-name="ce5">
            <text:p>-2,5231</text:p>
          </table:table-cell>
          <table:table-cell office:value-type="float" office:value="2.7473000000000001" table:formula="of:=0.5*[.C2]+0.5" table:style-name="ce5">
            <text:p>2,7473</text:p>
          </table:table-cell>
          <table:table-cell table:style-name="ce5"/>
          <table:table-cell office:value-type="float" office:value="0.7847978566205509" table:formula="of:=1/SQRT(([.A4]/[.$A$2])^2+([.B4]/[.$B$2])^2+([.C4]/[.$C$2])^2)" table:style-name="ce17">
            <text:p>0,7848</text:p>
          </table:table-cell>
          <table:table-cell office:value-type="float" office:value="53.845064639312319" table:formula="of:=2*ASIN([.$D$2]/(2*[.E4]))*180/PI()" table:style-name="ce18">
            <text:p>53,85</text:p>
          </table:table-cell>
          <table:table-cell office:value-type="float" office:value="0.93977366390517292" table:formula="of:=[.F4]*PI()/180" table:style-name="ce18">
            <text:p>0,94</text:p>
          </table:table-cell>
          <table:table-cell office:value-type="float" office:value="0.63710673491524272" table:formula="of:=SIN([.G4]*0.5)/[.$D$2]" table:style-name="ce18">
            <text:p>0,64</text:p>
          </table:table-cell>
          <table:table-cell table:number-columns-repeated="2" table:style-name="ce19"/>
          <table:table-cell office:value-type="float" office:value="0.30280918000000001" table:formula="of:=[.A4]*[.$B$23]+[.B4]*[.$C$23]+[.C4]*[.$D$23]" table:style-name="ce5">
            <text:p>0,30280918</text:p>
          </table:table-cell>
          <table:table-cell office:value-type="float" office:value="0" table:formula="of:=[.A4]*[.$B$24]+[.B4]*[.$C$24]+[.C4]*[.$D$24]" table:style-name="ce5">
            <text:p>0</text:p>
          </table:table-cell>
          <table:table-cell office:value-type="float" office:value="0" table:formula="of:=[.I4]*(COS(2*PI()*[.K4])+COS(2*PI()*[.L4]))" table:style-name="ce20">
            <text:p>0,0000</text:p>
          </table:table-cell>
          <table:table-cell office:value-type="float" office:value="-2.9424030299999999" table:formula="of:=[.A4]*[.$B$25]+[.B4]*[.$C$25]+[.C4]*[.$D$25]" table:style-name="ce5">
            <text:p>-2,94240303</text:p>
          </table:table-cell>
          <table:table-cell office:value-type="float" office:value="0" table:formula="of:=[.A4]*[.$B$26]+[.B4]*[.$C$26]+[.C4]*[.$D$26]" table:style-name="ce5">
            <text:p>0</text:p>
          </table:table-cell>
          <table:table-cell office:value-type="float" office:value="0" table:formula="of:=[.A4]*[.$B$27]+[.B4]*[.$C$27]+[.C4]*[.$D$27]" table:style-name="ce5">
            <text:p>0</text:p>
          </table:table-cell>
          <table:table-cell office:value-type="float" office:value="0" table:formula="of:=[.A4]*[.$B$28]+[.B4]*[.$C$28]+[.C4]*[.$D$28]" table:style-name="ce5">
            <text:p>0</text:p>
          </table:table-cell>
          <table:table-cell office:value-type="float" office:value="0" table:formula="of:=[.J4]*(COS(2*PI()*[.N4])+COS(2*PI()*[.O4])+COS(2*PI()*[.P4])+COS(2*PI()*[.Q4]))" table:style-name="ce20">
            <text:p>0,0000</text:p>
          </table:table-cell>
          <table:table-cell office:value-type="float" office:value="0" table:formula="of:=2*ABS([.M4]+[.R4])" table:style-name="ce21">
            <text:p>0,0000</text:p>
          </table:table-cell>
          <table:table-cell office:value-type="float" office:value="0" table:formula="of:=[.S4]^2" table:style-name="ce17">
            <text:p>0,0000</text:p>
          </table:table-cell>
          <table:table-cell office:value-type="float" office:value="0" table:formula="of:=[.T4]*[.V4]" table:style-name="ce22">
            <text:p>0,0000</text:p>
          </table:table-cell>
          <table:table-cell office:value-type="float" office:value="0" table:formula="of:=[.D4]" table:style-name="ce23">
            <text:p>0</text:p>
          </table:table-cell>
          <table:table-cell table:number-columns-repeated="16362"/>
        </table:table-row>
        <table:table-row table:style-name="ro1">
          <table:table-cell office:value-type="float" office:value="4.0970000000000004" table:formula="of:=-[.A4]" table:style-name="ce5">
            <text:p>4,097</text:p>
          </table:table-cell>
          <table:table-cell office:value-type="float" office:value="-2.5230999999999999" table:formula="of:=[.B4]" table:style-name="ce5">
            <text:p>-2,5231</text:p>
          </table:table-cell>
          <table:table-cell office:value-type="float" office:value="-2.2473000000000001" table:formula="of:=-[.C4]+0.5" table:style-name="ce5">
            <text:p>-2,2473</text:p>
          </table:table-cell>
          <table:table-cell table:style-name="ce5"/>
          <table:table-cell office:value-type="float" office:value="0.81649658092772615" table:formula="of:=1/SQRT(([.A5]/[.$A$2])^2+([.B5]/[.$B$2])^2+([.C5]/[.$C$2])^2)" table:style-name="ce17">
            <text:p>0,8165</text:p>
          </table:table-cell>
          <table:table-cell office:value-type="float" office:value="51.59692839277696" table:formula="of:=2*ASIN([.$D$2]/(2*[.E5]))*180/PI()" table:style-name="ce18">
            <text:p>51,60</text:p>
          </table:table-cell>
          <table:table-cell office:value-type="float" office:value="0.90053628436970401" table:formula="of:=[.F5]*PI()/180" table:style-name="ce18">
            <text:p>0,90</text:p>
          </table:table-cell>
          <table:table-cell office:value-type="float" office:value="0.61237243569579447" table:formula="of:=SIN([.G5]*0.5)/[.$D$2]" table:style-name="ce18">
            <text:p>0,61</text:p>
          </table:table-cell>
          <table:table-cell table:number-columns-repeated="2" table:style-name="ce19"/>
          <table:table-cell office:value-type="float" office:value="-0.94584082000000003" table:formula="of:=[.A5]*[.$B$23]+[.B5]*[.$C$23]+[.C5]*[.$D$23]" table:style-name="ce5">
            <text:p>-0,94584082</text:p>
          </table:table-cell>
          <table:table-cell office:value-type="float" office:value="0" table:formula="of:=[.A5]*[.$B$24]+[.B5]*[.$C$24]+[.C5]*[.$D$24]" table:style-name="ce5">
            <text:p>0</text:p>
          </table:table-cell>
          <table:table-cell office:value-type="float" office:value="0" table:formula="of:=[.I5]*(COS(2*PI()*[.K5])+COS(2*PI()*[.L5]))" table:style-name="ce20">
            <text:p>0,0000</text:p>
          </table:table-cell>
          <table:table-cell office:value-type="float" office:value="-1.4348450699999995" table:formula="of:=[.A5]*[.$B$25]+[.B5]*[.$C$25]+[.C5]*[.$D$25]" table:style-name="ce5">
            <text:p>-1,43484507</text:p>
          </table:table-cell>
          <table:table-cell office:value-type="float" office:value="0" table:formula="of:=[.A5]*[.$B$26]+[.B5]*[.$C$26]+[.C5]*[.$D$26]" table:style-name="ce5">
            <text:p>0</text:p>
          </table:table-cell>
          <table:table-cell office:value-type="float" office:value="0" table:formula="of:=[.A5]*[.$B$27]+[.B5]*[.$C$27]+[.C5]*[.$D$27]" table:style-name="ce5">
            <text:p>0</text:p>
          </table:table-cell>
          <table:table-cell office:value-type="float" office:value="0" table:formula="of:=[.A5]*[.$B$28]+[.B5]*[.$C$28]+[.C5]*[.$D$28]" table:style-name="ce5">
            <text:p>0</text:p>
          </table:table-cell>
          <table:table-cell office:value-type="float" office:value="0" table:formula="of:=[.J5]*(COS(2*PI()*[.N5])+COS(2*PI()*[.O5])+COS(2*PI()*[.P5])+COS(2*PI()*[.Q5]))" table:style-name="ce20">
            <text:p>0,0000</text:p>
          </table:table-cell>
          <table:table-cell office:value-type="float" office:value="0" table:formula="of:=2*ABS([.M5]+[.R5])" table:style-name="ce21">
            <text:p>0,0000</text:p>
          </table:table-cell>
          <table:table-cell office:value-type="float" office:value="0" table:formula="of:=[.S5]^2" table:style-name="ce17">
            <text:p>0,0000</text:p>
          </table:table-cell>
          <table:table-cell office:value-type="float" office:value="0" table:formula="of:=[.T5]*[.V5]" table:style-name="ce22">
            <text:p>0,0000</text:p>
          </table:table-cell>
          <table:table-cell office:value-type="float" office:value="0" table:formula="of:=[.D5]" table:style-name="ce23">
            <text:p>0</text:p>
          </table:table-cell>
          <table:table-cell table:number-columns-repeated="16362"/>
        </table:table-row>
        <table:table-row table:style-name="ro1">
          <table:table-cell office:value-type="float" office:value="4.0970000000000004" table:formula="of:=[.A5]" table:style-name="ce5">
            <text:p>4,097</text:p>
          </table:table-cell>
          <table:table-cell office:value-type="float" office:value="1.2615499999999999" table:formula="of:=0.5*-[.B5]" table:style-name="ce5">
            <text:p>1,26155</text:p>
          </table:table-cell>
          <table:table-cell office:value-type="float" office:value="1.12365" table:formula="of:=0.5*-[.C5]" table:style-name="ce5">
            <text:p>1,12365</text:p>
          </table:table-cell>
          <table:table-cell table:style-name="ce5"/>
          <table:table-cell office:value-type="float" office:value="0.94280904158206347" table:formula="of:=1/SQRT(([.A6]/[.$A$2])^2+([.B6]/[.$B$2])^2+([.C6]/[.$C$2])^2)" table:style-name="ce17">
            <text:p>0,9428</text:p>
          </table:table-cell>
          <table:table-cell office:value-type="float" office:value="44.28362214724028" table:formula="of:=2*ASIN([.$D$2]/(2*[.E6]))*180/PI()" table:style-name="ce18">
            <text:p>44,28</text:p>
          </table:table-cell>
          <table:table-cell office:value-type="float" office:value="0.77289501117842407" table:formula="of:=[.F6]*PI()/180" table:style-name="ce18">
            <text:p>0,77</text:p>
          </table:table-cell>
          <table:table-cell office:value-type="float" office:value="0.53033008588991071" table:formula="of:=SIN([.G6]*0.5)/[.$D$2]" table:style-name="ce18">
            <text:p>0,53</text:p>
          </table:table-cell>
          <table:table-cell table:number-columns-repeated="2" table:style-name="ce19"/>
          <table:table-cell office:value-type="float" office:value="0.47292041000000001" table:formula="of:=[.A6]*[.$B$23]+[.B6]*[.$C$23]+[.C6]*[.$D$23]" table:style-name="ce5">
            <text:p>0,47292041</text:p>
          </table:table-cell>
          <table:table-cell office:value-type="float" office:value="0" table:formula="of:=[.A6]*[.$B$24]+[.B6]*[.$C$24]+[.C6]*[.$D$24]" table:style-name="ce5">
            <text:p>0</text:p>
          </table:table-cell>
          <table:table-cell office:value-type="float" office:value="0" table:formula="of:=[.I6]*(COS(2*PI()*[.K6])+COS(2*PI()*[.L6]))" table:style-name="ce20">
            <text:p>0,0000</text:p>
          </table:table-cell>
          <table:table-cell office:value-type="float" office:value="2.153011335" table:formula="of:=[.A6]*[.$B$25]+[.B6]*[.$C$25]+[.C6]*[.$D$25]" table:style-name="ce5">
            <text:p>2,153011335</text:p>
          </table:table-cell>
          <table:table-cell office:value-type="float" office:value="0" table:formula="of:=[.A6]*[.$B$26]+[.B6]*[.$C$26]+[.C6]*[.$D$26]" table:style-name="ce5">
            <text:p>0</text:p>
          </table:table-cell>
          <table:table-cell office:value-type="float" office:value="0" table:formula="of:=[.A6]*[.$B$27]+[.B6]*[.$C$27]+[.C6]*[.$D$27]" table:style-name="ce5">
            <text:p>0</text:p>
          </table:table-cell>
          <table:table-cell office:value-type="float" office:value="0" table:formula="of:=[.A6]*[.$B$28]+[.B6]*[.$C$28]+[.C6]*[.$D$28]" table:style-name="ce5">
            <text:p>0</text:p>
          </table:table-cell>
          <table:table-cell office:value-type="float" office:value="0" table:formula="of:=[.J6]*(COS(2*PI()*[.N6])+COS(2*PI()*[.O6])+COS(2*PI()*[.P6])+COS(2*PI()*[.Q6]))" table:style-name="ce20">
            <text:p>0,0000</text:p>
          </table:table-cell>
          <table:table-cell office:value-type="float" office:value="0" table:formula="of:=2*ABS([.M6]+[.R6])" table:style-name="ce21">
            <text:p>0,0000</text:p>
          </table:table-cell>
          <table:table-cell office:value-type="float" office:value="0" table:formula="of:=[.S6]^2" table:style-name="ce17">
            <text:p>0,0000</text:p>
          </table:table-cell>
          <table:table-cell office:value-type="float" office:value="0" table:formula="of:=[.T6]*[.V6]" table:style-name="ce22">
            <text:p>0,0000</text:p>
          </table:table-cell>
          <table:table-cell office:value-type="float" office:value="0" table:formula="of:=[.D6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7]/[.$A$2])^2+([.B7]/[.$B$2])^2+([.C7]/[.$C$2])^2)" table:style-name="ce17">
            <text:p>#DIV/0!</text:p>
          </table:table-cell>
          <table:table-cell office:value-type="float" office:value="0" table:formula="of:=2*ASIN([.$D$2]/(2*[.E7]))*180/PI()" table:style-name="ce18">
            <text:p>#DIV/0!</text:p>
          </table:table-cell>
          <table:table-cell office:value-type="float" office:value="0" table:formula="of:=[.F7]*PI()/180" table:style-name="ce18">
            <text:p>#DIV/0!</text:p>
          </table:table-cell>
          <table:table-cell office:value-type="float" office:value="0" table:formula="of:=SIN([.G7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7]*[.$B$23]+[.B7]*[.$C$23]+[.C7]*[.$D$23]" table:style-name="ce5">
            <text:p>0</text:p>
          </table:table-cell>
          <table:table-cell office:value-type="float" office:value="0" table:formula="of:=[.A7]*[.$B$24]+[.B7]*[.$C$24]+[.C7]*[.$D$24]" table:style-name="ce5">
            <text:p>0</text:p>
          </table:table-cell>
          <table:table-cell office:value-type="float" office:value="0" table:formula="of:=[.I7]*(COS(2*PI()*[.K7])+COS(2*PI()*[.L7]))" table:style-name="ce20">
            <text:p>0,0000</text:p>
          </table:table-cell>
          <table:table-cell office:value-type="float" office:value="0" table:formula="of:=[.A7]*[.$B$25]+[.B7]*[.$C$25]+[.C7]*[.$D$25]" table:style-name="ce5">
            <text:p>0</text:p>
          </table:table-cell>
          <table:table-cell office:value-type="float" office:value="0" table:formula="of:=[.A7]*[.$B$26]+[.B7]*[.$C$26]+[.C7]*[.$D$26]" table:style-name="ce5">
            <text:p>0</text:p>
          </table:table-cell>
          <table:table-cell office:value-type="float" office:value="0" table:formula="of:=[.A7]*[.$B$27]+[.B7]*[.$C$27]+[.C7]*[.$D$27]" table:style-name="ce5">
            <text:p>0</text:p>
          </table:table-cell>
          <table:table-cell office:value-type="float" office:value="0" table:formula="of:=[.A7]*[.$B$28]+[.B7]*[.$C$28]+[.C7]*[.$D$28]" table:style-name="ce5">
            <text:p>0</text:p>
          </table:table-cell>
          <table:table-cell office:value-type="float" office:value="0" table:formula="of:=[.J7]*(COS(2*PI()*[.N7])+COS(2*PI()*[.O7])+COS(2*PI()*[.P7])+COS(2*PI()*[.Q7]))" table:style-name="ce20">
            <text:p>0,0000</text:p>
          </table:table-cell>
          <table:table-cell office:value-type="float" office:value="0" table:formula="of:=2*ABS([.M7]+[.R7])" table:style-name="ce21">
            <text:p>0,0000</text:p>
          </table:table-cell>
          <table:table-cell office:value-type="float" office:value="0" table:formula="of:=[.S7]^2" table:style-name="ce17">
            <text:p>0,0000</text:p>
          </table:table-cell>
          <table:table-cell office:value-type="float" office:value="0" table:formula="of:=[.T7]*[.V7]" table:style-name="ce22">
            <text:p>0,0000</text:p>
          </table:table-cell>
          <table:table-cell office:value-type="float" office:value="0" table:formula="of:=[.D7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8]/[.$A$2])^2+([.B8]/[.$B$2])^2+([.C8]/[.$C$2])^2)" table:style-name="ce17">
            <text:p>#DIV/0!</text:p>
          </table:table-cell>
          <table:table-cell office:value-type="float" office:value="0" table:formula="of:=2*ASIN([.$D$2]/(2*[.E8]))*180/PI()" table:style-name="ce18">
            <text:p>#DIV/0!</text:p>
          </table:table-cell>
          <table:table-cell office:value-type="float" office:value="0" table:formula="of:=[.F8]*PI()/180" table:style-name="ce18">
            <text:p>#DIV/0!</text:p>
          </table:table-cell>
          <table:table-cell office:value-type="float" office:value="0" table:formula="of:=SIN([.G8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8]*[.$B$23]+[.B8]*[.$C$23]+[.C8]*[.$D$23]" table:style-name="ce5">
            <text:p>0</text:p>
          </table:table-cell>
          <table:table-cell office:value-type="float" office:value="0" table:formula="of:=[.A8]*[.$B$24]+[.B8]*[.$C$24]+[.C8]*[.$D$24]" table:style-name="ce5">
            <text:p>0</text:p>
          </table:table-cell>
          <table:table-cell office:value-type="float" office:value="0" table:formula="of:=[.I8]*(COS(2*PI()*[.K8])+COS(2*PI()*[.L8]))" table:style-name="ce20">
            <text:p>0,0000</text:p>
          </table:table-cell>
          <table:table-cell office:value-type="float" office:value="0" table:formula="of:=[.A8]*[.$B$25]+[.B8]*[.$C$25]+[.C8]*[.$D$25]" table:style-name="ce5">
            <text:p>0</text:p>
          </table:table-cell>
          <table:table-cell office:value-type="float" office:value="0" table:formula="of:=[.A8]*[.$B$26]+[.B8]*[.$C$26]+[.C8]*[.$D$26]" table:style-name="ce5">
            <text:p>0</text:p>
          </table:table-cell>
          <table:table-cell office:value-type="float" office:value="0" table:formula="of:=[.A8]*[.$B$27]+[.B8]*[.$C$27]+[.C8]*[.$D$27]" table:style-name="ce5">
            <text:p>0</text:p>
          </table:table-cell>
          <table:table-cell office:value-type="float" office:value="0" table:formula="of:=[.A8]*[.$B$28]+[.B8]*[.$C$28]+[.C8]*[.$D$28]" table:style-name="ce5">
            <text:p>0</text:p>
          </table:table-cell>
          <table:table-cell office:value-type="float" office:value="0" table:formula="of:=[.J8]*(COS(2*PI()*[.N8])+COS(2*PI()*[.O8])+COS(2*PI()*[.P8])+COS(2*PI()*[.Q8]))" table:style-name="ce20">
            <text:p>0,0000</text:p>
          </table:table-cell>
          <table:table-cell office:value-type="float" office:value="0" table:formula="of:=2*ABS([.M8]+[.R8])" table:style-name="ce21">
            <text:p>0,0000</text:p>
          </table:table-cell>
          <table:table-cell office:value-type="float" office:value="0" table:formula="of:=[.S8]^2" table:style-name="ce17">
            <text:p>0,0000</text:p>
          </table:table-cell>
          <table:table-cell office:value-type="float" office:value="0" table:formula="of:=[.T8]*[.V8]" table:style-name="ce22">
            <text:p>0,0000</text:p>
          </table:table-cell>
          <table:table-cell office:value-type="float" office:value="0" table:formula="of:=[.D8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9]/[.$A$2])^2+([.B9]/[.$B$2])^2+([.C9]/[.$C$2])^2)" table:style-name="ce17">
            <text:p>#DIV/0!</text:p>
          </table:table-cell>
          <table:table-cell office:value-type="float" office:value="0" table:formula="of:=2*ASIN([.$D$2]/(2*[.E9]))*180/PI()" table:style-name="ce18">
            <text:p>#DIV/0!</text:p>
          </table:table-cell>
          <table:table-cell office:value-type="float" office:value="0" table:formula="of:=[.F9]*PI()/180" table:style-name="ce18">
            <text:p>#DIV/0!</text:p>
          </table:table-cell>
          <table:table-cell office:value-type="float" office:value="0" table:formula="of:=SIN([.G9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9]*[.$B$23]+[.B9]*[.$C$23]+[.C9]*[.$D$23]" table:style-name="ce5">
            <text:p>0</text:p>
          </table:table-cell>
          <table:table-cell office:value-type="float" office:value="0" table:formula="of:=[.A9]*[.$B$24]+[.B9]*[.$C$24]+[.C9]*[.$D$24]" table:style-name="ce5">
            <text:p>0</text:p>
          </table:table-cell>
          <table:table-cell office:value-type="float" office:value="0" table:formula="of:=[.I9]*(COS(2*PI()*[.K9])+COS(2*PI()*[.L9]))" table:style-name="ce20">
            <text:p>0,0000</text:p>
          </table:table-cell>
          <table:table-cell office:value-type="float" office:value="0" table:formula="of:=[.A9]*[.$B$25]+[.B9]*[.$C$25]+[.C9]*[.$D$25]" table:style-name="ce5">
            <text:p>0</text:p>
          </table:table-cell>
          <table:table-cell office:value-type="float" office:value="0" table:formula="of:=[.A9]*[.$B$26]+[.B9]*[.$C$26]+[.C9]*[.$D$26]" table:style-name="ce5">
            <text:p>0</text:p>
          </table:table-cell>
          <table:table-cell office:value-type="float" office:value="0" table:formula="of:=[.A9]*[.$B$27]+[.B9]*[.$C$27]+[.C9]*[.$D$27]" table:style-name="ce5">
            <text:p>0</text:p>
          </table:table-cell>
          <table:table-cell office:value-type="float" office:value="0" table:formula="of:=[.A9]*[.$B$28]+[.B9]*[.$C$28]+[.C9]*[.$D$28]" table:style-name="ce5">
            <text:p>0</text:p>
          </table:table-cell>
          <table:table-cell office:value-type="float" office:value="0" table:formula="of:=[.J9]*(COS(2*PI()*[.N9])+COS(2*PI()*[.O9])+COS(2*PI()*[.P9])+COS(2*PI()*[.Q9]))" table:style-name="ce20">
            <text:p>0,0000</text:p>
          </table:table-cell>
          <table:table-cell office:value-type="float" office:value="0" table:formula="of:=2*ABS([.M9]+[.R9])" table:style-name="ce21">
            <text:p>0,0000</text:p>
          </table:table-cell>
          <table:table-cell office:value-type="float" office:value="0" table:formula="of:=[.S9]^2" table:style-name="ce17">
            <text:p>0,0000</text:p>
          </table:table-cell>
          <table:table-cell office:value-type="float" office:value="0" table:formula="of:=[.T9]*[.V9]" table:style-name="ce22">
            <text:p>0,0000</text:p>
          </table:table-cell>
          <table:table-cell office:value-type="float" office:value="0" table:formula="of:=[.D9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0]/[.$A$2])^2+([.B10]/[.$B$2])^2+([.C10]/[.$C$2])^2)" table:style-name="ce17">
            <text:p>#DIV/0!</text:p>
          </table:table-cell>
          <table:table-cell office:value-type="float" office:value="0" table:formula="of:=2*ASIN([.$D$2]/(2*[.E10]))*180/PI()" table:style-name="ce18">
            <text:p>#DIV/0!</text:p>
          </table:table-cell>
          <table:table-cell office:value-type="float" office:value="0" table:formula="of:=[.F10]*PI()/180" table:style-name="ce18">
            <text:p>#DIV/0!</text:p>
          </table:table-cell>
          <table:table-cell office:value-type="float" office:value="0" table:formula="of:=SIN([.G10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0]*[.$B$23]+[.B10]*[.$C$23]+[.C10]*[.$D$23]" table:style-name="ce5">
            <text:p>0</text:p>
          </table:table-cell>
          <table:table-cell office:value-type="float" office:value="0" table:formula="of:=[.A10]*[.$B$24]+[.B10]*[.$C$24]+[.C10]*[.$D$24]" table:style-name="ce5">
            <text:p>0</text:p>
          </table:table-cell>
          <table:table-cell office:value-type="float" office:value="0" table:formula="of:=[.I10]*(COS(2*PI()*[.K10])+COS(2*PI()*[.L10]))" table:style-name="ce20">
            <text:p>0,0000</text:p>
          </table:table-cell>
          <table:table-cell office:value-type="float" office:value="0" table:formula="of:=[.A10]*[.$B$25]+[.B10]*[.$C$25]+[.C10]*[.$D$25]" table:style-name="ce5">
            <text:p>0</text:p>
          </table:table-cell>
          <table:table-cell office:value-type="float" office:value="0" table:formula="of:=[.A10]*[.$B$26]+[.B10]*[.$C$26]+[.C10]*[.$D$26]" table:style-name="ce5">
            <text:p>0</text:p>
          </table:table-cell>
          <table:table-cell office:value-type="float" office:value="0" table:formula="of:=[.A10]*[.$B$27]+[.B10]*[.$C$27]+[.C10]*[.$D$27]" table:style-name="ce5">
            <text:p>0</text:p>
          </table:table-cell>
          <table:table-cell office:value-type="float" office:value="0" table:formula="of:=[.A10]*[.$B$28]+[.B10]*[.$C$28]+[.C10]*[.$D$28]" table:style-name="ce5">
            <text:p>0</text:p>
          </table:table-cell>
          <table:table-cell office:value-type="float" office:value="0" table:formula="of:=[.J10]*(COS(2*PI()*[.N10])+COS(2*PI()*[.O10])+COS(2*PI()*[.P10])+COS(2*PI()*[.Q10]))" table:style-name="ce20">
            <text:p>0,0000</text:p>
          </table:table-cell>
          <table:table-cell office:value-type="float" office:value="0" table:formula="of:=2*ABS([.M10]+[.R10])" table:style-name="ce21">
            <text:p>0,0000</text:p>
          </table:table-cell>
          <table:table-cell office:value-type="float" office:value="0" table:formula="of:=[.S10]^2" table:style-name="ce17">
            <text:p>0,0000</text:p>
          </table:table-cell>
          <table:table-cell office:value-type="float" office:value="0" table:formula="of:=[.T10]*[.V10]" table:style-name="ce22">
            <text:p>0,0000</text:p>
          </table:table-cell>
          <table:table-cell office:value-type="float" office:value="0" table:formula="of:=[.D10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1]/[.$A$2])^2+([.B11]/[.$B$2])^2+([.C11]/[.$C$2])^2)" table:style-name="ce17">
            <text:p>#DIV/0!</text:p>
          </table:table-cell>
          <table:table-cell office:value-type="float" office:value="0" table:formula="of:=2*ASIN([.$D$2]/(2*[.E11]))*180/PI()" table:style-name="ce18">
            <text:p>#DIV/0!</text:p>
          </table:table-cell>
          <table:table-cell office:value-type="float" office:value="0" table:formula="of:=[.F11]*PI()/180" table:style-name="ce18">
            <text:p>#DIV/0!</text:p>
          </table:table-cell>
          <table:table-cell office:value-type="float" office:value="0" table:formula="of:=SIN([.G11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1]*[.$B$23]+[.B11]*[.$C$23]+[.C11]*[.$D$23]" table:style-name="ce5">
            <text:p>0</text:p>
          </table:table-cell>
          <table:table-cell office:value-type="float" office:value="0" table:formula="of:=[.A11]*[.$B$24]+[.B11]*[.$C$24]+[.C11]*[.$D$24]" table:style-name="ce5">
            <text:p>0</text:p>
          </table:table-cell>
          <table:table-cell office:value-type="float" office:value="0" table:formula="of:=[.I11]*(COS(2*PI()*[.K11])+COS(2*PI()*[.L11]))" table:style-name="ce20">
            <text:p>0,0000</text:p>
          </table:table-cell>
          <table:table-cell office:value-type="float" office:value="0" table:formula="of:=[.A11]*[.$B$25]+[.B11]*[.$C$25]+[.C11]*[.$D$25]" table:style-name="ce5">
            <text:p>0</text:p>
          </table:table-cell>
          <table:table-cell office:value-type="float" office:value="0" table:formula="of:=[.A11]*[.$B$26]+[.B11]*[.$C$26]+[.C11]*[.$D$26]" table:style-name="ce5">
            <text:p>0</text:p>
          </table:table-cell>
          <table:table-cell office:value-type="float" office:value="0" table:formula="of:=[.A11]*[.$B$27]+[.B11]*[.$C$27]+[.C11]*[.$D$27]" table:style-name="ce5">
            <text:p>0</text:p>
          </table:table-cell>
          <table:table-cell office:value-type="float" office:value="0" table:formula="of:=[.A11]*[.$B$28]+[.B11]*[.$C$28]+[.C11]*[.$D$28]" table:style-name="ce5">
            <text:p>0</text:p>
          </table:table-cell>
          <table:table-cell office:value-type="float" office:value="0" table:formula="of:=[.J11]*(COS(2*PI()*[.N11])+COS(2*PI()*[.O11])+COS(2*PI()*[.P11])+COS(2*PI()*[.Q11]))" table:style-name="ce20">
            <text:p>0,0000</text:p>
          </table:table-cell>
          <table:table-cell office:value-type="float" office:value="0" table:formula="of:=2*ABS([.M11]+[.R11])" table:style-name="ce21">
            <text:p>0,0000</text:p>
          </table:table-cell>
          <table:table-cell office:value-type="float" office:value="0" table:formula="of:=[.S11]^2" table:style-name="ce17">
            <text:p>0,0000</text:p>
          </table:table-cell>
          <table:table-cell office:value-type="float" office:value="0" table:formula="of:=[.T11]*[.V11]" table:style-name="ce22">
            <text:p>0,0000</text:p>
          </table:table-cell>
          <table:table-cell office:value-type="float" office:value="0" table:formula="of:=[.D11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2]/[.$A$2])^2+([.B12]/[.$B$2])^2+([.C12]/[.$C$2])^2)" table:style-name="ce17">
            <text:p>#DIV/0!</text:p>
          </table:table-cell>
          <table:table-cell office:value-type="float" office:value="0" table:formula="of:=2*ASIN([.$D$2]/(2*[.E12]))*180/PI()" table:style-name="ce18">
            <text:p>#DIV/0!</text:p>
          </table:table-cell>
          <table:table-cell office:value-type="float" office:value="0" table:formula="of:=[.F12]*PI()/180" table:style-name="ce18">
            <text:p>#DIV/0!</text:p>
          </table:table-cell>
          <table:table-cell office:value-type="float" office:value="0" table:formula="of:=SIN([.G12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2]*[.$B$23]+[.B12]*[.$C$23]+[.C12]*[.$D$23]" table:style-name="ce5">
            <text:p>0</text:p>
          </table:table-cell>
          <table:table-cell office:value-type="float" office:value="0" table:formula="of:=[.A12]*[.$B$24]+[.B12]*[.$C$24]+[.C12]*[.$D$24]" table:style-name="ce5">
            <text:p>0</text:p>
          </table:table-cell>
          <table:table-cell office:value-type="float" office:value="0" table:formula="of:=[.I12]*(COS(2*PI()*[.K12])+COS(2*PI()*[.L12]))" table:style-name="ce20">
            <text:p>0,0000</text:p>
          </table:table-cell>
          <table:table-cell office:value-type="float" office:value="0" table:formula="of:=[.A12]*[.$B$25]+[.B12]*[.$C$25]+[.C12]*[.$D$25]" table:style-name="ce5">
            <text:p>0</text:p>
          </table:table-cell>
          <table:table-cell office:value-type="float" office:value="0" table:formula="of:=[.A12]*[.$B$26]+[.B12]*[.$C$26]+[.C12]*[.$D$26]" table:style-name="ce5">
            <text:p>0</text:p>
          </table:table-cell>
          <table:table-cell office:value-type="float" office:value="0" table:formula="of:=[.A12]*[.$B$27]+[.B12]*[.$C$27]+[.C12]*[.$D$27]" table:style-name="ce5">
            <text:p>0</text:p>
          </table:table-cell>
          <table:table-cell office:value-type="float" office:value="0" table:formula="of:=[.A12]*[.$B$28]+[.B12]*[.$C$28]+[.C12]*[.$D$28]" table:style-name="ce5">
            <text:p>0</text:p>
          </table:table-cell>
          <table:table-cell office:value-type="float" office:value="0" table:formula="of:=[.J12]*(COS(2*PI()*[.N12])+COS(2*PI()*[.O12])+COS(2*PI()*[.P12])+COS(2*PI()*[.Q12]))" table:style-name="ce20">
            <text:p>0,0000</text:p>
          </table:table-cell>
          <table:table-cell office:value-type="float" office:value="0" table:formula="of:=2*ABS([.M12]+[.R12])" table:style-name="ce21">
            <text:p>0,0000</text:p>
          </table:table-cell>
          <table:table-cell office:value-type="float" office:value="0" table:formula="of:=[.S12]^2" table:style-name="ce17">
            <text:p>0,0000</text:p>
          </table:table-cell>
          <table:table-cell office:value-type="float" office:value="0" table:formula="of:=[.T12]*[.V12]" table:style-name="ce22">
            <text:p>0,0000</text:p>
          </table:table-cell>
          <table:table-cell office:value-type="float" office:value="0" table:formula="of:=[.D12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3]/[.$A$2])^2+([.B13]/[.$B$2])^2+([.C13]/[.$C$2])^2)" table:style-name="ce17">
            <text:p>#DIV/0!</text:p>
          </table:table-cell>
          <table:table-cell office:value-type="float" office:value="0" table:formula="of:=2*ASIN([.$D$2]/(2*[.E13]))*180/PI()" table:style-name="ce18">
            <text:p>#DIV/0!</text:p>
          </table:table-cell>
          <table:table-cell office:value-type="float" office:value="0" table:formula="of:=[.F13]*PI()/180" table:style-name="ce18">
            <text:p>#DIV/0!</text:p>
          </table:table-cell>
          <table:table-cell office:value-type="float" office:value="0" table:formula="of:=SIN([.G13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3]*[.$B$23]+[.B13]*[.$C$23]+[.C13]*[.$D$23]" table:style-name="ce5">
            <text:p>0</text:p>
          </table:table-cell>
          <table:table-cell office:value-type="float" office:value="0" table:formula="of:=[.A13]*[.$B$24]+[.B13]*[.$C$24]+[.C13]*[.$D$24]" table:style-name="ce5">
            <text:p>0</text:p>
          </table:table-cell>
          <table:table-cell office:value-type="float" office:value="0" table:formula="of:=[.I13]*(COS(2*PI()*[.K13])+COS(2*PI()*[.L13]))" table:style-name="ce20">
            <text:p>0,0000</text:p>
          </table:table-cell>
          <table:table-cell office:value-type="float" office:value="0" table:formula="of:=[.A13]*[.$B$25]+[.B13]*[.$C$25]+[.C13]*[.$D$25]" table:style-name="ce5">
            <text:p>0</text:p>
          </table:table-cell>
          <table:table-cell office:value-type="float" office:value="0" table:formula="of:=[.A13]*[.$B$26]+[.B13]*[.$C$26]+[.C13]*[.$D$26]" table:style-name="ce5">
            <text:p>0</text:p>
          </table:table-cell>
          <table:table-cell office:value-type="float" office:value="0" table:formula="of:=[.A13]*[.$B$27]+[.B13]*[.$C$27]+[.C13]*[.$D$27]" table:style-name="ce5">
            <text:p>0</text:p>
          </table:table-cell>
          <table:table-cell office:value-type="float" office:value="0" table:formula="of:=[.A13]*[.$B$28]+[.B13]*[.$C$28]+[.C13]*[.$D$28]" table:style-name="ce5">
            <text:p>0</text:p>
          </table:table-cell>
          <table:table-cell office:value-type="float" office:value="0" table:formula="of:=[.J13]*(COS(2*PI()*[.N13])+COS(2*PI()*[.O13])+COS(2*PI()*[.P13])+COS(2*PI()*[.Q13]))" table:style-name="ce20">
            <text:p>0,0000</text:p>
          </table:table-cell>
          <table:table-cell office:value-type="float" office:value="0" table:formula="of:=2*ABS([.M13]+[.R13])" table:style-name="ce21">
            <text:p>0,0000</text:p>
          </table:table-cell>
          <table:table-cell office:value-type="float" office:value="0" table:formula="of:=[.S13]^2" table:style-name="ce17">
            <text:p>0,0000</text:p>
          </table:table-cell>
          <table:table-cell office:value-type="float" office:value="0" table:formula="of:=[.T13]*[.V13]" table:style-name="ce22">
            <text:p>0,0000</text:p>
          </table:table-cell>
          <table:table-cell office:value-type="float" office:value="0" table:formula="of:=[.D13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4]/[.$A$2])^2+([.B14]/[.$B$2])^2+([.C14]/[.$C$2])^2)" table:style-name="ce17">
            <text:p>#DIV/0!</text:p>
          </table:table-cell>
          <table:table-cell office:value-type="float" office:value="0" table:formula="of:=2*ASIN([.$D$2]/(2*[.E14]))*180/PI()" table:style-name="ce18">
            <text:p>#DIV/0!</text:p>
          </table:table-cell>
          <table:table-cell office:value-type="float" office:value="0" table:formula="of:=[.F14]*PI()/180" table:style-name="ce18">
            <text:p>#DIV/0!</text:p>
          </table:table-cell>
          <table:table-cell office:value-type="float" office:value="0" table:formula="of:=SIN([.G14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4]*[.$B$23]+[.B14]*[.$C$23]+[.C14]*[.$D$23]" table:style-name="ce5">
            <text:p>0</text:p>
          </table:table-cell>
          <table:table-cell office:value-type="float" office:value="0" table:formula="of:=[.A14]*[.$B$24]+[.B14]*[.$C$24]+[.C14]*[.$D$24]" table:style-name="ce5">
            <text:p>0</text:p>
          </table:table-cell>
          <table:table-cell office:value-type="float" office:value="0" table:formula="of:=[.I14]*(COS(2*PI()*[.K14])+COS(2*PI()*[.L14]))" table:style-name="ce20">
            <text:p>0,0000</text:p>
          </table:table-cell>
          <table:table-cell office:value-type="float" office:value="0" table:formula="of:=[.A14]*[.$B$25]+[.B14]*[.$C$25]+[.C14]*[.$D$25]" table:style-name="ce5">
            <text:p>0</text:p>
          </table:table-cell>
          <table:table-cell office:value-type="float" office:value="0" table:formula="of:=[.A14]*[.$B$26]+[.B14]*[.$C$26]+[.C14]*[.$D$26]" table:style-name="ce5">
            <text:p>0</text:p>
          </table:table-cell>
          <table:table-cell office:value-type="float" office:value="0" table:formula="of:=[.A14]*[.$B$27]+[.B14]*[.$C$27]+[.C14]*[.$D$27]" table:style-name="ce5">
            <text:p>0</text:p>
          </table:table-cell>
          <table:table-cell office:value-type="float" office:value="0" table:formula="of:=[.A14]*[.$B$28]+[.B14]*[.$C$28]+[.C14]*[.$D$28]" table:style-name="ce5">
            <text:p>0</text:p>
          </table:table-cell>
          <table:table-cell office:value-type="float" office:value="0" table:formula="of:=[.J14]*(COS(2*PI()*[.N14])+COS(2*PI()*[.O14])+COS(2*PI()*[.P14])+COS(2*PI()*[.Q14]))" table:style-name="ce20">
            <text:p>0,0000</text:p>
          </table:table-cell>
          <table:table-cell office:value-type="float" office:value="0" table:formula="of:=2*ABS([.M14]+[.R14])" table:style-name="ce21">
            <text:p>0,0000</text:p>
          </table:table-cell>
          <table:table-cell office:value-type="float" office:value="0" table:formula="of:=[.S14]^2" table:style-name="ce17">
            <text:p>0,0000</text:p>
          </table:table-cell>
          <table:table-cell office:value-type="float" office:value="0" table:formula="of:=[.T14]*[.V14]" table:style-name="ce22">
            <text:p>0,0000</text:p>
          </table:table-cell>
          <table:table-cell office:value-type="float" office:value="0" table:formula="of:=[.D14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5]/[.$A$2])^2+([.B15]/[.$B$2])^2+([.C15]/[.$C$2])^2)" table:style-name="ce17">
            <text:p>#DIV/0!</text:p>
          </table:table-cell>
          <table:table-cell office:value-type="float" office:value="0" table:formula="of:=2*ASIN([.$D$2]/(2*[.E15]))*180/PI()" table:style-name="ce18">
            <text:p>#DIV/0!</text:p>
          </table:table-cell>
          <table:table-cell office:value-type="float" office:value="0" table:formula="of:=[.F15]*PI()/180" table:style-name="ce18">
            <text:p>#DIV/0!</text:p>
          </table:table-cell>
          <table:table-cell office:value-type="float" office:value="0" table:formula="of:=SIN([.G15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5]*[.$B$23]+[.B15]*[.$C$23]+[.C15]*[.$D$23]" table:style-name="ce5">
            <text:p>0</text:p>
          </table:table-cell>
          <table:table-cell office:value-type="float" office:value="0" table:formula="of:=[.A15]*[.$B$24]+[.B15]*[.$C$24]+[.C15]*[.$D$24]" table:style-name="ce5">
            <text:p>0</text:p>
          </table:table-cell>
          <table:table-cell office:value-type="float" office:value="0" table:formula="of:=[.I15]*(COS(2*PI()*[.K15])+COS(2*PI()*[.L15]))" table:style-name="ce20">
            <text:p>0,0000</text:p>
          </table:table-cell>
          <table:table-cell office:value-type="float" office:value="0" table:formula="of:=[.A15]*[.$B$25]+[.B15]*[.$C$25]+[.C15]*[.$D$25]" table:style-name="ce5">
            <text:p>0</text:p>
          </table:table-cell>
          <table:table-cell office:value-type="float" office:value="0" table:formula="of:=[.A15]*[.$B$26]+[.B15]*[.$C$26]+[.C15]*[.$D$26]" table:style-name="ce5">
            <text:p>0</text:p>
          </table:table-cell>
          <table:table-cell office:value-type="float" office:value="0" table:formula="of:=[.A15]*[.$B$27]+[.B15]*[.$C$27]+[.C15]*[.$D$27]" table:style-name="ce5">
            <text:p>0</text:p>
          </table:table-cell>
          <table:table-cell office:value-type="float" office:value="0" table:formula="of:=[.A15]*[.$B$28]+[.B15]*[.$C$28]+[.C15]*[.$D$28]" table:style-name="ce5">
            <text:p>0</text:p>
          </table:table-cell>
          <table:table-cell office:value-type="float" office:value="0" table:formula="of:=[.J15]*(COS(2*PI()*[.N15])+COS(2*PI()*[.O15])+COS(2*PI()*[.P15])+COS(2*PI()*[.Q15]))" table:style-name="ce20">
            <text:p>0,0000</text:p>
          </table:table-cell>
          <table:table-cell office:value-type="float" office:value="0" table:formula="of:=2*ABS([.M15]+[.R15])" table:style-name="ce21">
            <text:p>0,0000</text:p>
          </table:table-cell>
          <table:table-cell office:value-type="float" office:value="0" table:formula="of:=[.S15]^2" table:style-name="ce17">
            <text:p>0,0000</text:p>
          </table:table-cell>
          <table:table-cell office:value-type="float" office:value="0" table:formula="of:=[.T15]*[.V15]" table:style-name="ce22">
            <text:p>0,0000</text:p>
          </table:table-cell>
          <table:table-cell office:value-type="float" office:value="0" table:formula="of:=[.D15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6]/[.$A$2])^2+([.B16]/[.$B$2])^2+([.C16]/[.$C$2])^2)" table:style-name="ce17">
            <text:p>#DIV/0!</text:p>
          </table:table-cell>
          <table:table-cell office:value-type="float" office:value="0" table:formula="of:=2*ASIN([.$D$2]/(2*[.E16]))*180/PI()" table:style-name="ce18">
            <text:p>#DIV/0!</text:p>
          </table:table-cell>
          <table:table-cell office:value-type="float" office:value="0" table:formula="of:=[.F16]*PI()/180" table:style-name="ce18">
            <text:p>#DIV/0!</text:p>
          </table:table-cell>
          <table:table-cell office:value-type="float" office:value="0" table:formula="of:=SIN([.G16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6]*[.$B$23]+[.B16]*[.$C$23]+[.C16]*[.$D$23]" table:style-name="ce5">
            <text:p>0</text:p>
          </table:table-cell>
          <table:table-cell office:value-type="float" office:value="0" table:formula="of:=[.A16]*[.$B$24]+[.B16]*[.$C$24]+[.C16]*[.$D$24]" table:style-name="ce5">
            <text:p>0</text:p>
          </table:table-cell>
          <table:table-cell office:value-type="float" office:value="0" table:formula="of:=[.I16]*(COS(2*PI()*[.K16])+COS(2*PI()*[.L16]))" table:style-name="ce20">
            <text:p>0,0000</text:p>
          </table:table-cell>
          <table:table-cell office:value-type="float" office:value="0" table:formula="of:=[.A16]*[.$B$25]+[.B16]*[.$C$25]+[.C16]*[.$D$25]" table:style-name="ce5">
            <text:p>0</text:p>
          </table:table-cell>
          <table:table-cell office:value-type="float" office:value="0" table:formula="of:=[.A16]*[.$B$26]+[.B16]*[.$C$26]+[.C16]*[.$D$26]" table:style-name="ce5">
            <text:p>0</text:p>
          </table:table-cell>
          <table:table-cell office:value-type="float" office:value="0" table:formula="of:=[.A16]*[.$B$27]+[.B16]*[.$C$27]+[.C16]*[.$D$27]" table:style-name="ce5">
            <text:p>0</text:p>
          </table:table-cell>
          <table:table-cell office:value-type="float" office:value="0" table:formula="of:=[.A16]*[.$B$28]+[.B16]*[.$C$28]+[.C16]*[.$D$28]" table:style-name="ce5">
            <text:p>0</text:p>
          </table:table-cell>
          <table:table-cell office:value-type="float" office:value="0" table:formula="of:=[.J16]*(COS(2*PI()*[.N16])+COS(2*PI()*[.O16])+COS(2*PI()*[.P16])+COS(2*PI()*[.Q16]))" table:style-name="ce20">
            <text:p>0,0000</text:p>
          </table:table-cell>
          <table:table-cell office:value-type="float" office:value="0" table:formula="of:=2*ABS([.M16]+[.R16])" table:style-name="ce21">
            <text:p>0,0000</text:p>
          </table:table-cell>
          <table:table-cell office:value-type="float" office:value="0" table:formula="of:=[.S16]^2" table:style-name="ce17">
            <text:p>0,0000</text:p>
          </table:table-cell>
          <table:table-cell office:value-type="float" office:value="0" table:formula="of:=[.T16]*[.V16]" table:style-name="ce22">
            <text:p>0,0000</text:p>
          </table:table-cell>
          <table:table-cell office:value-type="float" office:value="0" table:formula="of:=[.D16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7]/[.$A$2])^2+([.B17]/[.$B$2])^2+([.C17]/[.$C$2])^2)" table:style-name="ce17">
            <text:p>#DIV/0!</text:p>
          </table:table-cell>
          <table:table-cell office:value-type="float" office:value="0" table:formula="of:=2*ASIN([.$D$2]/(2*[.E17]))*180/PI()" table:style-name="ce18">
            <text:p>#DIV/0!</text:p>
          </table:table-cell>
          <table:table-cell office:value-type="float" office:value="0" table:formula="of:=[.F17]*PI()/180" table:style-name="ce18">
            <text:p>#DIV/0!</text:p>
          </table:table-cell>
          <table:table-cell office:value-type="float" office:value="0" table:formula="of:=SIN([.G17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7]*[.$B$23]+[.B17]*[.$C$23]+[.C17]*[.$D$23]" table:style-name="ce5">
            <text:p>0</text:p>
          </table:table-cell>
          <table:table-cell office:value-type="float" office:value="0" table:formula="of:=[.A17]*[.$B$24]+[.B17]*[.$C$24]+[.C17]*[.$D$24]" table:style-name="ce5">
            <text:p>0</text:p>
          </table:table-cell>
          <table:table-cell office:value-type="float" office:value="0" table:formula="of:=[.I17]*(COS(2*PI()*[.K17])+COS(2*PI()*[.L17]))" table:style-name="ce20">
            <text:p>0,0000</text:p>
          </table:table-cell>
          <table:table-cell office:value-type="float" office:value="0" table:formula="of:=[.A17]*[.$B$25]+[.B17]*[.$C$25]+[.C17]*[.$D$25]" table:style-name="ce17">
            <text:p>0,0000</text:p>
          </table:table-cell>
          <table:table-cell office:value-type="float" office:value="0" table:formula="of:=[.A17]*[.$B$26]+[.B17]*[.$C$26]+[.C17]*[.$D$26]" table:style-name="ce5">
            <text:p>0</text:p>
          </table:table-cell>
          <table:table-cell office:value-type="float" office:value="0" table:formula="of:=[.A17]*[.$B$27]+[.B17]*[.$C$27]+[.C17]*[.$D$27]" table:style-name="ce17">
            <text:p>0,0000</text:p>
          </table:table-cell>
          <table:table-cell office:value-type="float" office:value="0" table:formula="of:=[.A17]*[.$B$28]+[.B17]*[.$C$28]+[.C17]*[.$D$28]" table:style-name="ce5">
            <text:p>0</text:p>
          </table:table-cell>
          <table:table-cell office:value-type="float" office:value="0" table:formula="of:=[.J17]*(COS(2*PI()*[.N17])+COS(2*PI()*[.O17])+COS(2*PI()*[.P17])+COS(2*PI()*[.Q17]))" table:style-name="ce20">
            <text:p>0,0000</text:p>
          </table:table-cell>
          <table:table-cell office:value-type="float" office:value="0" table:formula="of:=2*ABS([.M17]+[.R17])" table:style-name="ce21">
            <text:p>0,0000</text:p>
          </table:table-cell>
          <table:table-cell office:value-type="float" office:value="0" table:formula="of:=[.S17]^2" table:style-name="ce17">
            <text:p>0,0000</text:p>
          </table:table-cell>
          <table:table-cell office:value-type="float" office:value="0" table:formula="of:=[.T17]*[.V17]" table:style-name="ce22">
            <text:p>0,0000</text:p>
          </table:table-cell>
          <table:table-cell office:value-type="float" office:value="0" table:formula="of:=[.D17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8]/[.$A$2])^2+([.B18]/[.$B$2])^2+([.C18]/[.$C$2])^2)" table:style-name="ce17">
            <text:p>#DIV/0!</text:p>
          </table:table-cell>
          <table:table-cell office:value-type="float" office:value="0" table:formula="of:=2*ASIN([.$D$2]/(2*[.E18]))*180/PI()" table:style-name="ce18">
            <text:p>#DIV/0!</text:p>
          </table:table-cell>
          <table:table-cell office:value-type="float" office:value="0" table:formula="of:=[.F18]*PI()/180" table:style-name="ce18">
            <text:p>#DIV/0!</text:p>
          </table:table-cell>
          <table:table-cell office:value-type="float" office:value="0" table:formula="of:=SIN([.G18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8]*[.$B$23]+[.B18]*[.$C$23]+[.C18]*[.$D$23]" table:style-name="ce5">
            <text:p>0</text:p>
          </table:table-cell>
          <table:table-cell office:value-type="float" office:value="0" table:formula="of:=[.A18]*[.$B$24]+[.B18]*[.$C$24]+[.C18]*[.$D$24]" table:style-name="ce5">
            <text:p>0</text:p>
          </table:table-cell>
          <table:table-cell office:value-type="float" office:value="0" table:formula="of:=[.I17]*(COS(2*PI()*[.K18])+COS(2*PI()*[.L18]))" table:style-name="ce20">
            <text:p>0,0000</text:p>
          </table:table-cell>
          <table:table-cell office:value-type="float" office:value="0" table:formula="of:=[.A18]*[.$B$25]+[.B18]*[.$C$25]+[.C18]*[.$D$25]" table:style-name="ce5">
            <text:p>0</text:p>
          </table:table-cell>
          <table:table-cell office:value-type="float" office:value="0" table:formula="of:=[.A18]*[.$B$26]+[.B18]*[.$C$26]+[.C18]*[.$D$26]" table:style-name="ce5">
            <text:p>0</text:p>
          </table:table-cell>
          <table:table-cell office:value-type="float" office:value="0" table:formula="of:=[.A18]*[.$B$27]+[.B18]*[.$C$27]+[.C18]*[.$D$27]" table:style-name="ce5">
            <text:p>0</text:p>
          </table:table-cell>
          <table:table-cell office:value-type="float" office:value="0" table:formula="of:=[.A18]*[.$B$28]+[.B18]*[.$C$28]+[.C18]*[.$D$28]" table:style-name="ce5">
            <text:p>0</text:p>
          </table:table-cell>
          <table:table-cell office:value-type="float" office:value="0" table:formula="of:=[.J17]*(COS(2*PI()*[.N18])+COS(2*PI()*[.O18])+COS(2*PI()*[.P18])+COS(2*PI()*[.Q18]))" table:style-name="ce20">
            <text:p>0,0000</text:p>
          </table:table-cell>
          <table:table-cell office:value-type="float" office:value="0" table:formula="of:=2*ABS([.M18]+[.R18])" table:style-name="ce21">
            <text:p>0,0000</text:p>
          </table:table-cell>
          <table:table-cell office:value-type="float" office:value="0" table:formula="of:=[.S18]^2" table:style-name="ce17">
            <text:p>0,0000</text:p>
          </table:table-cell>
          <table:table-cell office:value-type="float" office:value="0" table:formula="of:=[.T18]*[.V18]" table:style-name="ce22">
            <text:p>0,0000</text:p>
          </table:table-cell>
          <table:table-cell office:value-type="float" office:value="0" table:formula="of:=[.D18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19]/[.$A$2])^2+([.B19]/[.$B$2])^2+([.C19]/[.$C$2])^2)" table:style-name="ce17">
            <text:p>#DIV/0!</text:p>
          </table:table-cell>
          <table:table-cell office:value-type="float" office:value="0" table:formula="of:=2*ASIN([.$D$2]/(2*[.E19]))*180/PI()" table:style-name="ce18">
            <text:p>#DIV/0!</text:p>
          </table:table-cell>
          <table:table-cell office:value-type="float" office:value="0" table:formula="of:=[.F19]*PI()/180" table:style-name="ce18">
            <text:p>#DIV/0!</text:p>
          </table:table-cell>
          <table:table-cell office:value-type="float" office:value="0" table:formula="of:=SIN([.G19]*0.5)/[.$D$2]" table:style-name="ce18">
            <text:p>#DIV/0!</text:p>
          </table:table-cell>
          <table:table-cell table:number-columns-repeated="2" table:style-name="ce19"/>
          <table:table-cell office:value-type="float" office:value="0" table:formula="of:=[.A19]*[.$B$23]+[.B19]*[.$C$23]+[.C19]*[.$D$23]" table:style-name="ce5">
            <text:p>0</text:p>
          </table:table-cell>
          <table:table-cell office:value-type="float" office:value="0" table:formula="of:=[.A19]*[.$B$24]+[.B19]*[.$C$24]+[.C19]*[.$D$24]" table:style-name="ce5">
            <text:p>0</text:p>
          </table:table-cell>
          <table:table-cell office:value-type="float" office:value="0" table:formula="of:=[.I19]*(COS(2*PI()*[.K19])+COS(2*PI()*[.L19]))" table:style-name="ce20">
            <text:p>0,0000</text:p>
          </table:table-cell>
          <table:table-cell office:value-type="float" office:value="0" table:formula="of:=[.A19]*[.$B$25]+[.B19]*[.$C$25]+[.C19]*[.$D$25]" table:style-name="ce5">
            <text:p>0</text:p>
          </table:table-cell>
          <table:table-cell office:value-type="float" office:value="0" table:formula="of:=[.A19]*[.$B$26]+[.B19]*[.$C$26]+[.C19]*[.$D$26]" table:style-name="ce5">
            <text:p>0</text:p>
          </table:table-cell>
          <table:table-cell office:value-type="float" office:value="0" table:formula="of:=[.A19]*[.$B$27]+[.B19]*[.$C$27]+[.C19]*[.$D$27]" table:style-name="ce5">
            <text:p>0</text:p>
          </table:table-cell>
          <table:table-cell office:value-type="float" office:value="0" table:formula="of:=[.A19]*[.$B$28]+[.B19]*[.$C$28]+[.C19]*[.$D$28]" table:style-name="ce5">
            <text:p>0</text:p>
          </table:table-cell>
          <table:table-cell office:value-type="float" office:value="0" table:formula="of:=[.J19]*(COS(2*PI()*[.N19])+COS(2*PI()*[.O19])+COS(2*PI()*[.P19])+COS(2*PI()*[.Q19]))" table:style-name="ce20">
            <text:p>0,0000</text:p>
          </table:table-cell>
          <table:table-cell office:value-type="float" office:value="0" table:formula="of:=2*ABS([.M19]+[.R19])" table:style-name="ce21">
            <text:p>0,0000</text:p>
          </table:table-cell>
          <table:table-cell office:value-type="float" office:value="0" table:formula="of:=[.S19]^2" table:style-name="ce17">
            <text:p>0,0000</text:p>
          </table:table-cell>
          <table:table-cell office:value-type="float" office:value="0" table:formula="of:=[.T19]*[.V19]" table:style-name="ce22">
            <text:p>0,0000</text:p>
          </table:table-cell>
          <table:table-cell office:value-type="float" office:value="0" table:formula="of:=[.D19]" table:style-name="ce23">
            <text:p>0</text:p>
          </table:table-cell>
          <table:table-cell table:number-columns-repeated="16362"/>
        </table:table-row>
        <table:table-row table:style-name="ro1">
          <table:table-cell table:number-columns-repeated="4" table:style-name="ce5"/>
          <table:table-cell office:value-type="float" office:value="0" table:formula="of:=1/SQRT(([.A20]/[.$A$2])^2+([.B20]/[.$B$2])^2+([.C20]/[.$C$2])^2)" table:style-name="ce17">
            <text:p>#DIV/0!</text:p>
          </table:table-cell>
          <table:table-cell office:value-type="float" office:value="0" table:formula="of:=2*ASIN([.$D$2]/(2*[.E20]))*180/PI()" table:style-name="ce18">
            <text:p>#DIV/0!</text:p>
          </table:table-cell>
          <table:table-cell office:value-type="float" office:value="0" table:formula="of:=[.F20]*PI()/180" table:style-name="ce18">
            <text:p>#DIV/0!</text:p>
          </table:table-cell>
          <table:table-cell office:value-type="float" office:value="0" table:formula="of:=SIN([.G20]*0.5)/[.$D$2]" table:style-name="ce18">
            <text:p>#DIV/0!</text:p>
          </table:table-cell>
          <table:table-cell table:style-name="ce24"/>
          <table:table-cell table:style-name="ce19"/>
          <table:table-cell office:value-type="float" office:value="0" table:formula="of:=[.A20]*[.$B$23]+[.B20]*[.$C$23]+[.C20]*[.$D$23]" table:style-name="ce5">
            <text:p>0</text:p>
          </table:table-cell>
          <table:table-cell office:value-type="float" office:value="0" table:formula="of:=[.A20]*[.$B$24]+[.B20]*[.$C$24]+[.C20]*[.$D$24]" table:style-name="ce5">
            <text:p>0</text:p>
          </table:table-cell>
          <table:table-cell office:value-type="float" office:value="0" table:formula="of:=[.I20]*(COS(2*PI()*[.K20])+COS(2*PI()*[.L20]))" table:style-name="ce20">
            <text:p>0,0000</text:p>
          </table:table-cell>
          <table:table-cell office:value-type="float" office:value="0" table:formula="of:=[.A20]*[.$B$25]+[.B20]*[.$C$25]+[.C20]*[.$D$25]" table:style-name="ce5">
            <text:p>0</text:p>
          </table:table-cell>
          <table:table-cell office:value-type="float" office:value="0" table:formula="of:=[.A20]*[.$B$26]+[.B20]*[.$C$26]+[.C20]*[.$D$26]" table:style-name="ce5">
            <text:p>0</text:p>
          </table:table-cell>
          <table:table-cell office:value-type="float" office:value="0" table:formula="of:=[.A20]*[.$B$27]+[.B20]*[.$C$27]+[.C20]*[.$D$27]" table:style-name="ce5">
            <text:p>0</text:p>
          </table:table-cell>
          <table:table-cell office:value-type="float" office:value="0" table:formula="of:=[.A20]*[.$B$28]+[.B20]*[.$C$28]+[.C20]*[.$D$28]" table:style-name="ce5">
            <text:p>0</text:p>
          </table:table-cell>
          <table:table-cell office:value-type="float" office:value="0" table:formula="of:=[.J20]*(COS(2*PI()*[.N20])+COS(2*PI()*[.O20])+COS(2*PI()*[.P20])+COS(2*PI()*[.Q20]))" table:style-name="ce20">
            <text:p>0,0000</text:p>
          </table:table-cell>
          <table:table-cell office:value-type="float" office:value="0" table:formula="of:=2*ABS([.M20]+[.R20])" table:style-name="ce21">
            <text:p>0,0000</text:p>
          </table:table-cell>
          <table:table-cell office:value-type="float" office:value="0" table:formula="of:=[.S20]^2" table:style-name="ce17">
            <text:p>0,0000</text:p>
          </table:table-cell>
          <table:table-cell office:value-type="float" office:value="0" table:formula="of:=[.T20]*[.V20]" table:style-name="ce22">
            <text:p>0,0000</text:p>
          </table:table-cell>
          <table:table-cell office:value-type="float" office:value="0" table:formula="of:=[.D20]" table:style-name="ce23">
            <text:p>0</text:p>
          </table:table-cell>
          <table:table-cell table:number-columns-repeated="16362"/>
        </table:table-row>
        <table:table-row table:number-rows-repeated="2" table:style-name="ro1">
          <table:table-cell table:number-columns-repeated="12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string" table:style-name="ce5">
            <text:p>Si</text:p>
          </table:table-cell>
          <table:table-cell office:value-type="float" office:value="0" table:style-name="ce5">
            <text:p>0</text:p>
          </table:table-cell>
          <table:table-cell office:value-type="float" office:value="0.1522" table:style-name="ce5">
            <text:p>0,1522</text:p>
          </table:table-cell>
          <table:table-cell office:value-type="float" office:value="0.25" table:style-name="ce5">
            <text:p>0,25</text:p>
          </table:table-cell>
          <table:table-cell table:number-columns-repeated="8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table:number-columns-repeated="12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string" table:style-name="ce5">
            <text:p>O</text:p>
          </table:table-cell>
          <table:table-cell office:value-type="float" office:value="0.2336" table:style-name="ce5">
            <text:p>0,2336</text:p>
          </table:table-cell>
          <table:table-cell office:value-type="float" office:value="0.87549999999999994" table:style-name="ce5">
            <text:p>0,8755</text:p>
          </table:table-cell>
          <table:table-cell office:value-type="float" office:value="8.14E-2" table:style-name="ce5">
            <text:p>0,0814</text:p>
          </table:table-cell>
          <table:table-cell table:number-columns-repeated="8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number-rows-repeated="3" table:style-name="ro1">
          <table:table-cell table:number-columns-repeated="12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string" table:style-name="ce25">
            <text:p>Plus les atomes reliés par le centre d'inversion à l’origine</text:p>
          </table:table-cell>
          <table:table-cell table:number-columns-repeated="11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table:number-columns-repeated="12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1">
          <table:table-cell office:value-type="string" table:style-name="ce1">
            <text:p>Conditions de réflexion</text:p>
          </table:table-cell>
          <table:table-cell table:number-columns-repeated="11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2">
          <table:table-cell office:value-type="string" table:style-name="ce5">
            <text:p>b<text:span text:style-name="T5">[100]</text:span></text:p>
          </table:table-cell>
          <table:table-cell office:value-type="string" table:style-name="ce5">
            <text:p>hkl : k = 2n</text:p>
          </table:table-cell>
          <table:table-cell table:number-columns-repeated="10" table:style-name="ce5"/>
          <table:table-cell table:style-name="ce12"/>
          <table:table-cell table:number-columns-repeated="4" table:style-name="ce5"/>
          <table:table-cell table:style-name="ce12"/>
          <table:table-cell table:style-name="ce13"/>
          <table:table-cell table:style-name="ce5"/>
          <table:table-cell table:style-name="ce14"/>
          <table:table-cell table:number-columns-repeated="40" table:style-name="ce5"/>
          <table:table-cell table:number-columns-repeated="16323"/>
        </table:table-row>
        <table:table-row table:style-name="ro2">
          <table:table-cell office:value-type="string" table:style-name="ce5">
            <text:p>c<text:span text:style-name="T5">[010]</text:span></text:p>
          </table:table-cell>
          <table:table-cell office:value-type="string" table:style-name="ce5">
            <text:p>hkl : l = 2n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<text:span text:style-name="T5">[001]</text:span></text:p>
          </table:table-cell>
          <table:table-cell office:value-type="string" table:style-name="ce5">
            <text:p>hkl : k+l = 2n</text:p>
          </table:table-cell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1" svg:font-family="&quot;Times New Roman1&quot;"/>
    <style:font-face style:name="Times New Roman" svg:font-family="&quot;Times New Roman&quot;"/>
    <style:font-face style:name="Symbol" svg:font-family="Symbo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4" number:min-integer-digits="1"/>
    </number:number-style>
    <number:number-style style:name="N37">
      <number:number number:decimal-places="3" number:min-integer-digits="1"/>
    </number:number-style>
    <number:currency-style style:name="N3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3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1" style:font-name-asian="Times New Roman1" style:font-name-complex="Times New Roman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nou</meta:initial-creator>
    <dc:creator>Manou</dc:creator>
    <meta:creation-date>2011-03-29T13:01:00Z</meta:creation-date>
    <dc:date>2020-09-19T10:04:27Z</dc:date>
    <meta:editing-cycles>39</meta:editing-cycles>
    <meta:editing-duration>PT30733S</meta:editing-duration>
  </office:meta>
</office:document-meta>
</file>